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80000002D79EA1E5D13FC75B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monospace" svg:font-family="monospace"/>
  </office:font-face-decls>
  <office:automatic-styles>
    <style:style style:name="IntegrantesGrupo" style:family="table">
      <style:table-properties style:width="19.694cm" fo:margin-left="-0.19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787cm"/>
    </style:style>
    <style:style style:name="IntegrantesGrupo.B" style:family="table-column">
      <style:table-column-properties style:column-width="5.916cm"/>
    </style:style>
    <style:style style:name="IntegrantesGrupo.C" style:family="table-column">
      <style:table-column-properties style:column-width="8.991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3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a3.A" style:family="table-column">
      <style:table-column-properties style:column-width="9.767cm"/>
    </style:style>
    <style:style style:name="Tabla3.B" style:family="table-column">
      <style:table-column-properties style:column-width="9.768cm"/>
    </style:style>
    <style:style style:name="Tabla3.1" style:family="table-row">
      <style:table-row-properties style:min-row-height="0.686cm" fo:keep-together="auto"/>
    </style:style>
    <style:style style:name="Tabla3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a3.2" style:family="table-row">
      <style:table-row-properties style:min-row-height="0.616cm" fo:keep-together="auto"/>
    </style:style>
    <style:style style:name="Tabla3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2.A" style:family="table-column">
      <style:table-column-properties style:column-width="6.294cm"/>
    </style:style>
    <style:style style:name="Tabla2.B" style:family="table-column">
      <style:table-column-properties style:column-width="8.412cm"/>
    </style:style>
    <style:style style:name="Tabla2.C" style:family="table-column">
      <style:table-column-properties style:column-width="4.8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2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4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Standard">
      <style:paragraph-properties fo:break-before="auto" fo:break-after="auto"/>
      <style:text-properties fo:font-size="2pt" fo:language="gl" fo:country="ES" officeooo:paragraph-rsid="020f5b18" style:font-size-asian="1.75pt" style:font-size-complex="2pt"/>
    </style:style>
    <style:style style:name="P4" style:family="paragraph" style:parent-style-name="Standard">
      <style:paragraph-properties fo:break-before="page"/>
      <style:text-properties fo:font-size="2pt" fo:font-weight="bold" officeooo:rsid="020f5b18" officeooo:paragraph-rsid="02108f1a" style:font-size-asian="1.75pt" style:font-weight-asian="bold" style:font-size-complex="2pt" style:font-weight-complex="bold"/>
    </style:style>
    <style:style style:name="P5" style:family="paragraph" style:parent-style-name="Standard">
      <style:text-properties style:font-name="Arial1" fo:font-size="12pt" fo:font-weight="bold" officeooo:rsid="006fb1c7" officeooo:paragraph-rsid="020f5b18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0407" officeooo:paragraph-rsid="020f5b18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4f0e" officeooo:paragraph-rsid="020f5b18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/>
      <style:text-properties style:font-name="Arial1" fo:font-size="12pt" officeooo:rsid="00820407" officeooo:paragraph-rsid="020f5b18"/>
    </style:style>
    <style:style style:name="P9" style:family="paragraph" style:parent-style-name="Standard">
      <style:text-properties officeooo:paragraph-rsid="020f5b18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text-outline="false" style:text-line-through-style="none" style:text-line-through-type="none" style:font-name="FreeSans" fo:font-size="12pt" fo:language="gl" fo:country="ES" fo:font-style="normal" fo:text-shadow="none" style:text-underline-style="none" fo:font-weight="normal" officeooo:rsid="02141546" officeooo:paragraph-rsid="02141546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normal" officeooo:rsid="020c3667" officeooo:paragraph-rsid="02141546" style:font-size-asian="12pt" style:font-weight-asian="normal" style:font-name-complex="Calibri2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normal" officeooo:rsid="020c3667" officeooo:paragraph-rsid="020f5b18" style:font-size-asian="12pt" style:font-weight-asian="normal" style:font-name-complex="Calibri2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3pt" fo:language="gl" fo:country="ES" fo:font-weight="normal" officeooo:rsid="020c3667" officeooo:paragraph-rsid="02141546" style:font-size-asian="2.59999990463257pt" style:font-weight-asian="normal" style:font-name-complex="Calibri2" style:font-size-complex="3pt" style:font-weight-complex="normal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274be"/>
    </style:style>
    <style:style style:name="P20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41546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.051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1f256a9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 fo:padding="0cm" fo:border="none"/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41546" officeooo:paragraph-rsid="02141546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text-outline="false" style:text-line-through-style="none" style:text-line-through-type="none" style:font-name="monospace" fo:font-size="12pt" fo:letter-spacing="normal" fo:language="gl" fo:country="ES" fo:font-style="normal" fo:text-shadow="none" style:text-underline-style="none" fo:font-weight="bold" officeooo:rsid="020c3667" officeooo:paragraph-rsid="02141546" fo:background-color="transparent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>
      <style:text-properties fo:font-weight="bold" officeooo:rsid="020f5b18" officeooo:paragraph-rsid="02108f1a" style:font-weight-asian="bold" style:font-weight-complex="bold"/>
    </style:style>
    <style:style style:name="P28" style:family="paragraph" style:parent-style-name="Standard">
      <style:paragraph-properties fo:break-before="page"/>
      <style:text-properties fo:font-weight="bold" officeooo:rsid="020f5b18" officeooo:paragraph-rsid="02108f1a" style:font-weight-asian="bold" style:font-weight-complex="bold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4be" officeooo:paragraph-rsid="021274be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break-before="auto" fo:break-after="auto"/>
      <style:text-properties officeooo:rsid="02108f1a" officeooo:paragraph-rsid="02108f1a"/>
    </style:style>
    <style:style style:name="P31" style:family="paragraph" style:parent-style-name="Standard" style:list-style-name="L1">
      <style:paragraph-properties fo:margin-top="0cm" fo:margin-bottom="0cm" style:contextual-spacing="false"/>
      <style:text-properties style:font-name="Arial1" fo:font-size="12pt" officeooo:rsid="00820407" officeooo:paragraph-rsid="020f5b18"/>
    </style:style>
    <style:style style:name="P32" style:family="paragraph" style:parent-style-name="Standard" style:list-style-name="L2">
      <style:paragraph-properties fo:margin-top="0cm" fo:margin-bottom="0cm" style:contextual-spacing="false"/>
      <style:text-properties style:font-name="Arial1" fo:font-size="12pt" fo:font-weight="normal" officeooo:rsid="00824f0e" officeooo:paragraph-rsid="020f5b18" style:font-weight-asian="normal" style:font-weight-complex="normal"/>
    </style:style>
    <style:style style:name="P33" style:family="paragraph" style:parent-style-name="Standard" style:list-style-name="L2">
      <style:paragraph-properties fo:margin-top="0cm" fo:margin-bottom="0cm" style:contextual-spacing="false"/>
      <style:text-properties officeooo:paragraph-rsid="020f5b18"/>
    </style:style>
    <style:style style:name="P34" style:family="paragraph" style:parent-style-name="Standard"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20f5b18" officeooo:paragraph-rsid="021274be" style:font-style-asian="normal" style:font-weight-asian="normal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7d6bb" officeooo:paragraph-rsid="0217d6bb" style:font-size-asian="15pt" style:font-weight-asian="normal" style:font-size-complex="15pt" style:font-weight-complex="normal"/>
    </style:style>
    <style:style style:name="P36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4be" officeooo:paragraph-rsid="021274be" style:font-size-asian="15pt" style:font-weight-asian="normal" style:font-size-complex="15pt" style:font-weight-complex="normal"/>
    </style:style>
    <style:style style:name="P37" style:family="paragraph">
      <loext:graphic-properties draw:fill-color="#ffffff"/>
    </style:style>
    <style:style style:name="T1" style:family="text">
      <style:text-properties fo:font-size="12pt" style:font-size-asian="12pt" style:font-name-complex="Calibri2" style:font-size-complex="12pt"/>
    </style:style>
    <style:style style:name="T2" style:family="text">
      <style:text-properties fo:font-size="12pt" officeooo:rsid="02108f1a" style:font-size-asian="12pt" style:font-name-complex="Calibri2" style:font-size-complex="12pt"/>
    </style:style>
    <style:style style:name="T3" style:family="text">
      <style:text-properties officeooo:rsid="004d515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c0135" style:font-weight-asian="normal" style:font-weight-complex="normal"/>
    </style:style>
    <style:style style:name="T6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59f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415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c3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font-name="Arial1" fo:font-size="12pt" fo:font-weight="bold" officeooo:rsid="006fb1c7" style:font-weight-asian="bold" style:font-weight-complex="bold"/>
    </style:style>
    <style:style style:name="T16" style:family="text">
      <style:text-properties fo:color="#ffffff" loext:opacity="100%" style:font-name="Arial1" fo:font-size="12pt" fo:font-weight="bold" officeooo:rsid="00819f37" style:font-weight-asian="bold" style:font-weight-complex="bold"/>
    </style:style>
    <style:style style:name="T17" style:family="text">
      <style:text-properties fo:color="#ffffff" loext:opacity="100%" style:font-name="Arial1" fo:font-size="12pt" fo:font-weight="bold" officeooo:rsid="0074832f" style:font-weight-asian="bold" style:font-weight-complex="bold"/>
    </style:style>
    <style:style style:name="T18" style:family="text">
      <style:text-properties fo:color="#ffffff" loext:opacity="100%" style:font-name="Arial1" fo:font-size="12pt" fo:font-weight="bold" officeooo:rsid="02141546" style:font-weight-asian="bold" style:font-weight-complex="bold"/>
    </style:style>
    <style:style style:name="T19" style:family="text">
      <style:text-properties style:font-name="Arial1" fo:font-size="12pt" fo:font-weight="normal" officeooo:rsid="021274be" style:font-weight-asian="normal" style:font-weight-complex="normal"/>
    </style:style>
    <style:style style:name="T20" style:family="text">
      <style:text-properties style:font-name="Arial1" fo:font-size="12pt" fo:font-weight="normal" officeooo:rsid="00824f0e" style:font-weight-asian="normal" style:font-weight-complex="normal"/>
    </style:style>
    <style:style style:name="T2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000000" draw:marker-start-width="0.651cm" draw:marker-end-width="0.651cm" draw:fill-color="#ffffff" draw:textarea-horizontal-align="justify" draw:textarea-vertical-align="middle" draw:auto-grow-height="false" fo:min-height="1.134cm" fo:min-width="1.18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4"><text:span text:style-name="T12">PRÁCTICA MME – UD0</text:span><text:span text:style-name="T13">4</text:span><text:span text:style-name="T12">-</text:span><text:span text:style-name="T14">06</text:span><text:span text:style-name="T12"> </text:span><text:span text:style-name="T6">– </text:span><text:span text:style-name="T11">Comprobar se existe un erro nun disco</text:span><text:span text:style-name="T7">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3">NÚMERO DE GRUPO</text:p>
          </table:table-cell>
          <table:table-cell table:style-name="IntegrantesGrupo.B2" office:value-type="string">
            <text:p text:style-name="P21">FUNCIÓNS</text:p>
          </table:table-cell>
          <table:table-cell table:style-name="IntegrantesGrupo.C2" office:value-type="string">
            <text:p text:style-name="P22">Apelidos, Nome</text:p>
          </table:table-cell>
        </table:table-row>
        <table:table-row>
          <table:table-cell table:style-name="IntegrantesGrupo.A3" table:number-rows-spanned="3" office:value-type="string">
            <text:p text:style-name="P10"/>
          </table:table-cell>
          <table:table-cell table:style-name="IntegrantesGrupo.B3" office:value-type="string">
            <text:p text:style-name="P11"><text:s/>Coordinador/a:</text:p>
          </table:table-cell>
          <table:table-cell table:style-name="IntegrantesGrupo.C3">
            <text:p text:style-name="P12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11"><text:s/>Responsable Limpeza:</text:p>
          </table:table-cell>
          <table:table-cell table:style-name="IntegrantesGrupo.C4">
            <text:p text:style-name="P12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14"><text:span text:style-name="T4"><text:s/>Responsable</text:span> <text:span text:style-name="T5">D</text:span><text:span text:style-name="T4">ocumentación:</text:span></text:p>
          </table:table-cell>
          <table:table-cell table:style-name="IntegrantesGrupo.C5">
            <text:p text:style-name="P13"/>
          </table:table-cell>
        </table:table-row>
      </table:table>
      <text:p text:style-name="P17"><text:s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20"><text:span text:style-name="T8"><text:s/></text:span><text:span text:style-name="T9"><text:s/></text:span><text:span text:style-name="T10">RECORDATORIO</text:span></text:p>
          </table:table-cell>
          <table:covered-table-cell/>
        </table:table-row>
        <table:table-row table:style-name="Tabla3.2">
          <table:table-cell table:style-name="Tabla3.A2" table:number-columns-spanned="2" office:value-type="string">
            <text:p text:style-name="P15">Os erros habituais nun disco soen ser danos físicos, sectores e/ou bloques defectuosos e sistemas de ficheiros inconsistentes. Estes erros pódense comprobar empregando as seguintes ferramentas en Linux:</text:p>
          </table:table-cell>
          <table:covered-table-cell/>
        </table:table-row>
        <table:table-row table:style-name="Tabla3.2">
          <table:table-cell table:style-name="Tabla3.A3" office:value-type="string">
            <text:p text:style-name="P26">lsblk</text:p>
            <text:p text:style-name="P26">umount</text:p>
            <text:p text:style-name="P26">smartctl</text:p>
          </table:table-cell>
          <table:table-cell table:style-name="Tabla3.A2" office:value-type="string">
            <text:p text:style-name="P26">fsck</text:p>
            <text:p text:style-name="P26">badblocks</text:p>
            <text:p text:style-name="P26"/>
          </table:table-cell>
        </table:table-row>
        <table:table-row table:style-name="Tabla3.2">
          <table:table-cell table:style-name="Tabla3.A2" table:number-columns-spanned="2" office:value-type="string">
            <text:p text:style-name="P16">Non se debe montar o disco ao realizar estas probas. No caso de que se trate dun sistema de ficheiros raíz e non se poida desmontar cando hai usuarios iniciados, pode usar un sistema Linux en directo, como iniciando no disco de instalación de Ubuntu. É semellante a cando se recupera unha táboa de particións perdida.</text:p>
            <text:p text:style-name="P25">Fonte: <text:a xlink:type="simple" xlink:href="https://www.simplified.guide/linux/disk-error-check" text:style-name="Internet_20_link" text:visited-style-name="Visited_20_Internet_20_Link">https://www.simplified.guide/linux/disk-error-check</text:a> </text:p>
          </table:table-cell>
          <table:covered-table-cell/>
        </table:table-row>
      </table:table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9"><text:span text:style-name="T15">Práctica </text:span><text:span text:style-name="T16">1</text:span><text:span text:style-name="T17"> </text:span><text:span text:style-name="T15">:</text:span><text:span text:style-name="T18"> Verificación da existencia dun erro. </text:span></text:p>
          </table:table-cell>
          <table:covered-table-cell/>
          <table:table-cell table:style-name="Tabla2.C1" office:value-type="string">
            <text:p text:style-name="P5"/>
          </table:table-cell>
        </table:table-row>
        <table:table-row>
          <table:table-cell table:style-name="Tabla2.A2" office:value-type="string">
            <text:p text:style-name="P6">Material preciso:</text:p>
            <text:list xml:id="list987405031" text:style-name="L1">
              <text:list-item>
                <text:p text:style-name="P31">lsblk</text:p>
              </text:list-item>
              <text:list-item>
                <text:p text:style-name="P31">umount</text:p>
              </text:list-item>
              <text:list-item>
                <text:p text:style-name="P31">smartctl</text:p>
              </text:list-item>
              <text:list-item>
                <text:p text:style-name="P31">fsck</text:p>
              </text:list-item>
              <text:list-item>
                <text:p text:style-name="P31">badblocks</text:p>
              </text:list-item>
            </text:list>
            <text:p text:style-name="P8"/>
          </table:table-cell>
          <table:table-cell table:style-name="Tabla2.B2" table:number-columns-spanned="2" office:value-type="string">
            <text:p text:style-name="P7">Procedemento:</text:p>
            <text:list xml:id="list2440499413" text:style-name="L2">
              <text:list-item>
                <text:p text:style-name="P32">Descargarse da electricidade estática.</text:p>
              </text:list-item>
              <text:list-item>
                <text:p text:style-name="P32">Protocolo para a montaxe de compoñentes internos.</text:p>
              </text:list-item>
              <text:list-item>
                <text:p text:style-name="P32">Abrir o computador. </text:p>
              </text:list-item>
              <text:list-item>
                <text:p text:style-name="P33"><text:span text:style-name="T19">Detectar as anclaxes da fonte</text:span><text:span text:style-name="T20"> </text:span></text:p>
              </text:list-item>
              <text:list-item>
                <text:p text:style-name="P32">Montar a tarxeta de rede. </text:p>
              </text:list-item>
              <text:list-item>
                <text:p text:style-name="P32">Verificar o seu funcionamento. </text:p>
              </text:list-item>
            </text:list>
          </table:table-cell>
          <table:covered-table-cell/>
        </table:table-row>
      </table:table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3723273639" text:style-name="L3">
              <text:list-item>
                <text:p text:style-name="P35">Agrega un disco a extraordinario no porto SATA5 para verificar no equipo.</text:p>
              </text:list-item>
              <text:list-item>
                <text:p text:style-name="P36"/>
              </text:list-item>
              <text:list-item>
                <text:p text:style-name="P36">Enumera os conectores da fonte de alimentación e indica en que zona do computador están conectados.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  <table:table-row table:style-name="Tabla1.1">
          <table:table-cell table:style-name="Tabla1.A2" office:value-type="string">
            <text:list xml:id="list105737692412300" text:continue-numbering="true" text:style-name="L3">
              <text:list-item>
                <text:p text:style-name="P36"><text:s/>Realiza un esbozo da placa base onde se sitúa cada conector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05737304028789" text:continue-numbering="true" text:style-name="L3">
              <text:list-item>
                <text:p text:style-name="P36">Retira a fonte de alimentación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05737643440696" text:continue-numbering="true" text:style-name="L3">
              <text:list-item>
                <text:p text:style-name="P36">Verifica o funcionamento da fonte ATX <text:s/>co tester de fontes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05736376047488" text:continue-numbering="true" text:style-name="L3">
              <text:list-item>
                <text:list>
                  <text:list-item>
                    <text:p text:style-name="P36">Indica as voltaxes que nos proporciona o conector ATX . Está dentro do rango? 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29"/>
            <text:p text:style-name="P29"><text:soft-page-break/></text:p>
          </table:table-cell>
        </table:table-row>
        <table:table-row table:style-name="Tabla1.1">
          <table:table-cell table:style-name="Tabla1.A2" office:value-type="string">
            <text:list xml:id="list105737195475812" text:continue-numbering="true" text:style-name="L3">
              <text:list-item>
                <text:list>
                  <text:list-item>
                    <text:p text:style-name="P36">Indica as voltaxes que nos proporciona o conector ATX 12V. Está dentro do rango? 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29"/>
            <text:p text:style-name="P29"/>
          </table:table-cell>
        </table:table-row>
        <table:table-row table:style-name="Tabla1.1">
          <table:table-cell table:style-name="Tabla1.A2" office:value-type="string">
            <text:list xml:id="list105736955705153" text:continue-numbering="true" text:style-name="L3">
              <text:list-item>
                <text:list>
                  <text:list-item>
                    <text:p text:style-name="P36">Indica as voltaxes que nos proporciona o conector SATA-Power. Está dentro do rango? </text:p>
                  </text:list-item>
                </text:list>
              </text:list-item>
            </text:list>
          </table:table-cell>
        </table:table-row>
      </table:table>
      <text:p text:style-name="P34"><text:s/></text:p>
      <text:p text:style-name="P4"/>
      <text:p text:style-name="P30"/>
      <text:p text:style-name="P27"><draw:custom-shape text:anchor-type="paragraph" draw:z-index="4" draw:name="Forma 4" draw:style-name="gr1" draw:text-style-name="P37" svg:width="1.964cm" svg:height="1.886cm" svg:x="13.266cm" svg:y="-0.15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hegado a este punto avisa ao docente para validar a instalación e a práctica.</text:p>
      <text:p text:style-name="P27"/>
      <text:p text:style-name="P27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2" style:font-size-complex="12pt"/>
    </style:style>
    <style:style style:name="MT2" style:family="text">
      <style:text-properties fo:font-size="12pt" style:font-size-asian="12pt" style:font-name-complex="Calibri2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n2" text:anchor-type="char" svg:x="0.335cm" svg:y="0cm" svg:width="16.424cm" svg:height="1.087cm" draw:z-index="2"><draw:image xlink:href="Pictures/10000000000002A80000002D79EA1E5D13FC75B3.png" xlink:type="simple" xlink:show="embed" xlink:actuate="onLoad" draw:mime-type="image/png"/></draw:frame><text:span text:style-name="MT1">Páxina: </text:span><text:span text:style-name="MT2"><text:page-number text:select-page="current">4</text:page-number></text:span><text:span text:style-name="MT2"><text:s/>/ </text:span><text:span text:style-name="MT2"><text:page-count>4</text:page-count></text:span></text:p>
      </style:footer>
      <style:footer-first>
        <text:p text:style-name="MP2">Pá<text:span text:style-name="MT3">x</text:span>ina <text:page-number text:select-page="current">1</text:page-number><text:s/>de <text:page-count>4</text:page-count><draw:frame draw:style-name="Mfr1" draw:name="Imagen3" text:anchor-type="char" svg:x="0.335cm" svg:y="0cm" svg:width="16.424cm" svg:height="1.087cm" draw:z-index="3"><draw:image xlink:href="Pictures/10000000000002A80000002D79EA1E5D13FC75B3.png" xlink:type="simple" xlink:show="embed" xlink:actuate="onLoad" draw:mime-type="image/png"/></draw:frame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15</meta:editing-cycles>
    <meta:creation-date>2019-11-09T13:25:03.151138236</meta:creation-date>
    <meta:editing-duration>P1DT1H41M13S</meta:editing-duration>
    <meta:generator>LibreOffice/7.3.7.2$Windows_X86_64 LibreOffice_project/e114eadc50a9ff8d8c8a0567d6da8f454beeb84f</meta:generator>
    <dc:subject>PRÁCTICA 9 – Cooler Master AMD</dc:subject>
    <dc:title>Taller - MME</dc:title>
    <dc:date>2023-02-15T10:57:35.332000000</dc:date>
    <meta:document-statistic meta:table-count="4" meta:image-count="2" meta:object-count="0" meta:page-count="4" meta:paragraph-count="44" meta:word-count="294" meta:character-count="1804" meta:non-whitespace-character-count="15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